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2in"/>
    </style:style>
    <style:style style:name="co2" style:family="table-column">
      <style:table-column-properties fo:break-before="auto" style:column-width="1.1772in"/>
    </style:style>
    <style:style style:name="co3" style:family="table-column">
      <style:table-column-properties fo:break-before="auto" style:column-width="0.0209in"/>
    </style:style>
    <style:style style:name="co4" style:family="table-column">
      <style:table-column-properties fo:break-before="auto" style:column-width="2.1445in"/>
    </style:style>
    <style:style style:name="co5" style:family="table-column">
      <style:table-column-properties fo:break-before="auto" style:column-width="1.6665in"/>
    </style:style>
    <style:style style:name="co6" style:family="table-column">
      <style:table-column-properties fo:break-before="auto" style:column-width="0.833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22">
      <style:table-cell-properties fo:border-bottom="0.06pt solid #000000" fo:background-color="#bfbfbf" fo:border-left="none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122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 style:data-style-name="N122">
      <style:table-cell-properties fo:border-bottom="none" fo:background-color="#bfbfbf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 style:data-style-name="N11">
      <style:table-cell-properties fo:background-color="#bfbfbf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="0.06pt solid #000000"/>
    </style:style>
    <style:style style:name="ce8" style:family="table-cell" style:parent-style-name="Default" style:data-style-name="N122">
      <style:table-cell-properties fo:border="0.06pt solid #000000"/>
    </style:style>
    <style:style style:name="ce9" style:family="table-cell" style:parent-style-name="Default" style:data-style-name="N11">
      <style:table-cell-properties fo:border-bottom="none" fo:background-color="#bfbfb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0.06pt solid #000000" fo:background-color="#000000" fo:border-left="0.06pt solid #000000" fo:border-right="0.06pt solid #000000" fo:border-top="none"/>
    </style:style>
    <style:style style:name="ce11" style:family="table-cell" style:parent-style-name="Default" style:data-style-name="N122">
      <style:table-cell-properties fo:background-color="#000000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ackground-color="#000000" fo:border="0.06pt solid #000000"/>
    </style:style>
    <style:style style:name="ce13" style:family="table-cell" style:parent-style-name="Default" style:data-style-name="N122">
      <style:table-cell-properties fo:border-bottom="none" fo:background-color="#000000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none"/>
    </style:style>
    <style:style style:name="ce15" style:family="table-cell" style:parent-style-name="Default" style:data-style-name="N122">
      <style:table-cell-properties fo:border-bottom="0.06pt solid #000000" fo:background-color="#bfbfbf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0.06pt solid #000000" fo:border-left="none" fo:border-right="none" fo:border-top="0.06pt solid #000000"/>
    </style:style>
    <style:style style:name="ce17" style:family="table-cell" style:parent-style-name="Default" style:data-style-name="N122">
      <style:table-cell-properties fo:background-color="#bfbfbf"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4"/>
          <table:table-cell table:style-name="Default" table:number-columns-repeated="1020"/>
        </table:table-row>
        <table:table-row table:style-name="ro1">
          <table:table-cell table:style-name="Default"/>
          <table:table-cell table:style-name="ce5" office:value-type="string" calcext:value-type="string">
            <text:p>Werte</text:p>
          </table:table-cell>
          <table:table-cell table:style-name="ce10"/>
          <table:table-cell table:style-name="ce14" office:value-type="string" calcext:value-type="string">
            <text:p>Standard-Computer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Listenpreis:</text:p>
          </table:table-cell>
          <table:table-cell table:style-name="ce6"/>
          <table:table-cell table:style-name="ce11"/>
          <table:table-cell table:style-name="ce15" office:value-type="currency" office:currency="EUR" office:value="359.1" calcext:value-type="currency">
            <text:p>359.10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Liefererrabatt:</text:p>
          </table:table-cell>
          <table:table-cell table:style-name="ce7" office:value-type="percentage" office:value="0.2" calcext:value-type="percentage">
            <text:p>20.00%</text:p>
          </table:table-cell>
          <table:table-cell table:style-name="ce12"/>
          <table:table-cell table:style-name="ce16" table:formula="of:=([.$B$4] * [.D3])" office:value-type="currency" office:currency="EUR" office:value="71.82" calcext:value-type="currency">
            <text:p>71.8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Zieleinkaufspreis:</text:p>
          </table:table-cell>
          <table:table-cell table:style-name="ce6"/>
          <table:table-cell table:style-name="ce11"/>
          <table:table-cell table:style-name="ce15" table:formula="of:=[.D3]-[.D4]" office:value-type="currency" office:currency="EUR" office:value="287.28" calcext:value-type="currency">
            <text:p>287.28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Liefererskonto:</text:p>
          </table:table-cell>
          <table:table-cell table:style-name="ce7" office:value-type="percentage" office:value="0.02" calcext:value-type="percentage">
            <text:p>2.00%</text:p>
          </table:table-cell>
          <table:table-cell table:style-name="ce12"/>
          <table:table-cell table:style-name="ce16" table:formula="of:=[.$B$6]*[.D5]" office:value-type="currency" office:currency="EUR" office:value="5.7456" calcext:value-type="currency">
            <text:p>5.75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Bareinkaufspreis:</text:p>
          </table:table-cell>
          <table:table-cell table:style-name="ce6"/>
          <table:table-cell table:style-name="ce11"/>
          <table:table-cell table:style-name="ce15" table:formula="of:=[.D5]-[.D6]" office:value-type="currency" office:currency="EUR" office:value="281.5344" calcext:value-type="currency">
            <text:p>281.53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- Bezugskosten:</text:p>
          </table:table-cell>
          <table:table-cell table:style-name="ce8"/>
          <table:table-cell table:style-name="ce12"/>
          <table:table-cell table:style-name="ce16" office:value-type="currency" office:currency="EUR" office:value="17.78" calcext:value-type="currency">
            <text:p>17.78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Selbstkosten:</text:p>
          </table:table-cell>
          <table:table-cell table:style-name="ce6"/>
          <table:table-cell table:style-name="ce11"/>
          <table:table-cell table:style-name="ce15" table:formula="of:=[.D7]+[.D8]" office:value-type="currency" office:currency="EUR" office:value="299.3144" calcext:value-type="currency">
            <text:p>299.31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Allg. Handlungskosten: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12"/>
          <table:table-cell table:style-name="ce16" table:formula="of:=[.$B$10]*[.D9]" office:value-type="currency" office:currency="EUR" office:value="74.8286" calcext:value-type="currency">
            <text:p>74.83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Selbstkosten:</text:p>
          </table:table-cell>
          <table:table-cell table:style-name="ce6"/>
          <table:table-cell table:style-name="ce11"/>
          <table:table-cell table:style-name="ce15" table:formula="of:=[.D9]+[.D10]" office:value-type="currency" office:currency="EUR" office:value="374.143" calcext:value-type="currency">
            <text:p>374.14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Gewinn: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12"/>
          <table:table-cell table:style-name="ce16" table:formula="of:=[.$B$12]*[.D11]" office:value-type="currency" office:currency="EUR" office:value="56.12145" calcext:value-type="currency">
            <text:p>56.12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Barverkaufspreis:</text:p>
          </table:table-cell>
          <table:table-cell table:style-name="ce6"/>
          <table:table-cell table:style-name="ce11"/>
          <table:table-cell table:style-name="ce15" table:formula="of:=[.D11]+[.D12]" office:value-type="currency" office:currency="EUR" office:value="430.26445" calcext:value-type="currency">
            <text:p>430.26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Kundenskonto:</text:p>
          </table:table-cell>
          <table:table-cell table:style-name="ce7" office:value-type="percentage" office:value="0.02" calcext:value-type="percentage">
            <text:p>2.00%</text:p>
          </table:table-cell>
          <table:table-cell table:style-name="ce12"/>
          <table:table-cell table:style-name="ce16" table:formula="of:=([.D13]/100)*([.$B$14]*100)" office:value-type="currency" office:currency="EUR" office:value="8.605289" calcext:value-type="currency">
            <text:p>8.61 €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string" calcext:value-type="string">
            <text:p>Zielverkaufspreis:</text:p>
          </table:table-cell>
          <table:table-cell table:style-name="ce6"/>
          <table:table-cell table:style-name="ce11"/>
          <table:table-cell table:style-name="ce15" table:formula="of:=[.D13]+[.D14]" office:value-type="currency" office:currency="EUR" office:value="438.869739" calcext:value-type="currency">
            <text:p>438.87 €</text:p>
          </table:table-cell>
          <table:table-cell table:style-name="Default" table:number-columns-repeated="1020"/>
        </table:table-row>
        <table:table-row table:style-name="ro1">
          <table:table-cell table:style-name="ce3" office:value-type="string" calcext:value-type="string">
            <text:p><text:s/>+ Kundenrabatt: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12"/>
          <table:table-cell table:style-name="ce16" table:formula="of:=([.D15]/100)*([.$B$16]*100)" office:value-type="currency" office:currency="EUR" office:value="65.83046085" calcext:value-type="currency">
            <text:p>65.83 €</text:p>
          </table:table-cell>
          <table:table-cell table:style-name="Default" table:number-columns-repeated="1020"/>
        </table:table-row>
        <table:table-row table:style-name="ro1">
          <table:table-cell table:style-name="ce4" office:value-type="string" calcext:value-type="string">
            <text:p>Nettoverkaufspreis:</text:p>
          </table:table-cell>
          <table:table-cell table:style-name="ce9"/>
          <table:table-cell table:style-name="ce13"/>
          <table:table-cell table:style-name="ce17" table:formula="of:=[.D15]+[.D16]" office:value-type="currency" office:currency="EUR" office:value="504.70019985" calcext:value-type="currency">
            <text:p>504.70 €</text:p>
          </table:table-cell>
          <table:table-cell table:style-name="Default"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874in" fo:margin-left="0.7in" fo:margin-right="0.7in" fo:margin-bottom="0in"/>
      </style:header-style>
      <style:footer-style>
        <style:header-footer-properties fo:min-height="0.4874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/00/0000</text:date>, <text:time style:data-style-name="N2" text:time-value="11:39:17.4150110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Becker, David</meta:initial-creator>
    <meta:creation-date>2018-03-02T09:53:01Z</meta:creation-date>
    <dc:date>2018-03-09T11:41:14.961365568</dc:date>
    <meta:editing-duration>PT59S</meta:editing-duration>
    <meta:editing-cycles>2</meta:editing-cycles>
    <meta:document-statistic meta:table-count="1" meta:cell-count="38" meta:object-count="0"/>
  </office:meta>
</office:document-meta>
</file>